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023" officeooo:paragraph-rsid="0013f02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f832" officeooo:paragraph-rsid="0014f832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4f832" officeooo:paragraph-rsid="0014f832" style:font-weight-asian="normal" style:font-weight-complex="normal"/>
    </style:style>
    <style:style style:name="P4" style:family="paragraph" style:parent-style-name="Standard">
      <style:text-properties officeooo:rsid="0013f023" officeooo:paragraph-rsid="0013f0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INAL</text:p>
      <text:p text:style-name="P3"/>
      <text:p text:style-name="P3"/>
      <text:p text:style-name="P3">nikita@nikita:~/nikita$ git clone https://github.com/nikitaa93/NodeGit.git</text:p>
      <text:p text:style-name="P3">Cloning into 'NodeGit'...</text:p>
      <text:p text:style-name="P3">warning: You appear to have cloned an empty repository.</text:p>
      <text:p text:style-name="P3">Checking connectivity... done.</text:p>
      <text:p text:style-name="P3">nikita@nikita:~/nikita$ git add README</text:p>
      <text:p text:style-name="P3">fatal: pathspec 'README' did not match any files</text:p>
      <text:p text:style-name="P3">nikita@nikita:~/nikita$ cd NodeGit</text:p>
      <text:p text:style-name="P3">nikita@nikita:~/nikita/NodeGit$ git add README</text:p>
      <text:p text:style-name="P3">nikita@nikita:~/nikita/NodeGit$ git commit -m 'for master'</text:p>
      <text:p text:style-name="P3">[master (root-commit) 2b7feae] for master</text:p>
      <text:p text:style-name="P3"><text:s/>1 file changed, 1 insertion(+)</text:p>
      <text:p text:style-name="P3"><text:s/>create mode 100644 README</text:p>
      <text:p text:style-name="P3">nikita@nikita:~/nikita/NodeGit$ git push origin master</text:p>
      <text:p text:style-name="P3">Username for 'https://github.com': nikitaa93</text:p>
      <text:p text:style-name="P3">Password for 'https://nikitaa93@github.com': </text:p>
      <text:p text:style-name="P3">Counting objects: 3, done.</text:p>
      <text:p text:style-name="P3">Writing objects: 100% (3/3), 213 bytes | 0 bytes/s, done.</text:p>
      <text:p text:style-name="P3">Total 3 (delta 0), reused 0 (delta 0)</text:p>
      <text:p text:style-name="P3">To https://github.com/nikitaa93/NodeGit.git</text:p>
      <text:p text:style-name="P3"><text:s/>* [new branch] <text:s text:c="5"/>master -&gt; master</text:p>
      <text:p text:style-name="P3">nikita@nikita:~/nikita/NodeGit$ git checkout -b Staging</text:p>
      <text:p text:style-name="P3">Switched to a new branch 'Staging'</text:p>
      <text:p text:style-name="P3">nikita@nikita:~/nikita/NodeGit$ git status</text:p>
      <text:p text:style-name="P3">On branch Staging</text:p>
      <text:p text:style-name="P3">nothing to commit, working directory clean</text:p>
      <text:p text:style-name="P3">nikita@nikita:~/nikita/NodeGit$ git add README</text:p>
      <text:p text:style-name="P3">nikita@nikita:~/nikita/NodeGit$ git status</text:p>
      <text:p text:style-name="P3">On branch Staging</text:p>
      <text:p text:style-name="P3">nothing to commit, working directory clean</text:p>
      <text:p text:style-name="P3">nikita@nikita:~/nikita/NodeGit$ git add README1</text:p>
      <text:p text:style-name="P3">nikita@nikita:~/nikita/NodeGit$ git status</text:p>
      <text:p text:style-name="P3">On branch Staging</text:p>
      <text:p text:style-name="P3">Changes to be committed:</text:p>
      <text:p text:style-name="P3"><text:s text:c="2"/>(use "git reset HEAD &lt;file&gt;..." to unstage)</text:p>
      <text:p text:style-name="P3"/>
      <text:p text:style-name="P3"><text:tab/>new file: <text:s text:c="2"/>README1</text:p>
      <text:p text:style-name="P3"/>
      <text:p text:style-name="P3">nikita@nikita:~/nikita/NodeGit$ git commit -m 'for STAGING'</text:p>
      <text:p text:style-name="P3">[Staging df68fc6] for STAGING</text:p>
      <text:p text:style-name="P3"><text:s/>1 file changed, 1 insertion(+)</text:p>
      <text:p text:style-name="P3"><text:s/>create mode 100644 README1</text:p>
      <text:p text:style-name="P3">nikita@nikita:~/nikita/NodeGit$ git push origin Staging</text:p>
      <text:p text:style-name="P3">Username for 'https://github.com': nikitaa93</text:p>
      <text:p text:style-name="P3">Password for 'https://nikitaa93@github.com': </text:p>
      <text:p text:style-name="P3">Counting objects: 2, done.</text:p>
      <text:p text:style-name="P3">Delta compression using up to 4 threads.</text:p>
      <text:p text:style-name="P3">Compressing objects: 100% (2/2), done.</text:p>
      <text:p text:style-name="P3">Writing objects: 100% (2/2), 240 bytes | 0 bytes/s, done.</text:p>
      <text:p text:style-name="P3"><text:soft-page-break/>Total 2 (delta 0), reused 0 (delta 0)</text:p>
      <text:p text:style-name="P3">To https://github.com/nikitaa93/NodeGit.git</text:p>
      <text:p text:style-name="P3"><text:s/>* [new branch] <text:s text:c="5"/>Staging -&gt; Staging</text:p>
      <text:p text:style-name="P3">nikita@nikita:~/nikita/NodeGit$ git checkout -b Develop</text:p>
      <text:p text:style-name="P3">Switched to a new branch 'Develop'</text:p>
      <text:p text:style-name="P3">nikita@nikita:~/nikita/NodeGit$ git add .</text:p>
      <text:p text:style-name="P3">nikita@nikita:~/nikita/NodeGit$ git status</text:p>
      <text:p text:style-name="P3">On branch Develop</text:p>
      <text:p text:style-name="P3">Changes to be committed:</text:p>
      <text:p text:style-name="P3"><text:s text:c="2"/>(use "git reset HEAD &lt;file&gt;..." to unstage)</text:p>
      <text:p text:style-name="P3"/>
      <text:p text:style-name="P3"><text:tab/>new file: <text:s text:c="2"/>.gitignore</text:p>
      <text:p text:style-name="P3"><text:tab/>new file: <text:s text:c="2"/>app/models/user.js</text:p>
      <text:p text:style-name="P3"><text:tab/>new file: <text:s text:c="2"/>package.json</text:p>
      <text:p text:style-name="P3"><text:tab/>new file: <text:s text:c="2"/>server.js</text:p>
      <text:p text:style-name="P3"/>
      <text:p text:style-name="P3">nikita@nikita:~/nikita/NodeGit$ git commit -m 'all files'</text:p>
      <text:p text:style-name="P3">[Develop 3ae05a8] all files</text:p>
      <text:p text:style-name="P3"><text:s/>4 files changed, 232 insertions(+)</text:p>
      <text:p text:style-name="P3"><text:s/>create mode 100644 .gitignore</text:p>
      <text:p text:style-name="P2"><text:s/>create mode 100644 app/models/user.js</text:p>
      <text:p text:style-name="P2"><text:s/>create mode 100644 package.json</text:p>
      <text:p text:style-name="P2"><text:s/>create mode 100644 server.js</text:p>
      <text:p text:style-name="P2">nikita@nikita:~/nikita/NodeGit$ git push origin Develop</text:p>
      <text:p text:style-name="P2">Username for 'https://github.com': nikitaa93</text:p>
      <text:p text:style-name="P2">Password for 'https://nikitaa93@github.com': </text:p>
      <text:p text:style-name="P2">Counting objects: 8, done.</text:p>
      <text:p text:style-name="P2">Delta compression using up to 4 threads.</text:p>
      <text:p text:style-name="P2">Compressing objects: 100% (5/5), done.</text:p>
      <text:p text:style-name="P2">Writing objects: 100% (8/8), 2.11 KiB | 0 bytes/s, done.</text:p>
      <text:p text:style-name="P2">Total 8 (delta 0), reused 0 (delta 0)</text:p>
      <text:p text:style-name="P2">To https://github.com/nikitaa93/NodeGit.git</text:p>
      <text:p text:style-name="P2"><text:s/>* [new branch] <text:s text:c="5"/>Develop -&gt; Develop</text:p>
      <text:p text:style-name="P2">nikita@nikita:~/nikita/NodeGi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1:49:12.448341326</meta:creation-date>
    <dc:date>2018-03-12T14:24:19.887085250</dc:date>
    <meta:editing-duration>PT15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79" meta:word-count="367" meta:character-count="3018" meta:non-whitespace-character-count="2680"/>
  </office:meta>
</office:document-meta>
</file>